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Source Han Sans CN Regular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_vc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420000" calcext:value-type="float">
            <text:p>420000</text:p>
          </table:table-cell>
          <table:table-cell office:value-type="float" office:value="440000" calcext:value-type="float">
            <text:p>440000</text:p>
          </table:table-cell>
          <table:table-cell office:value-type="float" office:value="460000" calcext:value-type="float">
            <text:p>460000</text:p>
          </table:table-cell>
          <table:table-cell office:value-type="float" office:value="480000" calcext:value-type="float">
            <text:p>480000</text:p>
          </table:table-cell>
          <table:table-cell/>
        </table:table-row>
        <table:table-row table:style-name="ro1">
          <table:table-cell office:value-type="string" calcext:value-type="string">
            <text:p>mh(n)</text:p>
          </table:table-cell>
          <table:table-cell table:formula="of:=POWER([.B10];[.$B$8])" office:value-type="float" office:value="8.88178419700125E+034" calcext:value-type="float">
            <text:p>8,88178419700125E+034</text:p>
          </table:table-cell>
          <table:table-cell table:formula="of:=POWER([.C10];[.$B$8])" office:value-type="float" office:value="1.45366562214677E+281" calcext:value-type="float">
            <text:p>1,45366562214677E+281</text:p>
          </table:table-cell>
          <table:table-cell table:formula="of:=POWER([.D10];[.$B$8])" office:value-type="float" office:value="1.4881058511425E+282" calcext:value-type="float">
            <text:p>1,4881058511425E+282</text:p>
          </table:table-cell>
          <table:table-cell table:formula="of:=POWER([.E10];[.$B$8])" office:value-type="float" office:value="1.37369900626569E+283" calcext:value-type="float">
            <text:p>1,37369900626569E+283</text:p>
          </table:table-cell>
          <table:table-cell table:formula="of:=POWER([.F10];[.$B$8])" office:value-type="float" office:value="1.15361758831901E+284" calcext:value-type="float">
            <text:p>1,15361758831901E+284</text:p>
          </table:table-cell>
          <table:table-cell/>
        </table:table-row>
        <table:table-row table:style-name="ro1">
          <table:table-cell office:value-type="string" calcext:value-type="string">
            <text:p>mh(2N)</text:p>
          </table:table-cell>
          <table:table-cell table:formula="of:=POWER(2*[.B10];[.$B$8])" office:value-type="float" office:value="1E+050" calcext:value-type="float">
            <text:p>1E+050</text:p>
          </table:table-cell>
          <table:table-cell table:formula="of:=POWER(2*[.C10];[.$B$8])" office:value-type="float" office:value="1.63668198855538E+296" calcext:value-type="float">
            <text:p>1,63668198855538E+296</text:p>
          </table:table-cell>
          <table:table-cell table:formula="of:=POWER(2*[.D10];[.$B$8])" office:value-type="float" office:value="1.6754582391733E+297" calcext:value-type="float">
            <text:p>1,6754582391733E+297</text:p>
          </table:table-cell>
          <table:table-cell table:formula="of:=POWER(2*[.E10];[.$B$8])" office:value-type="float" office:value="1.54664758318435E+298" calcext:value-type="float">
            <text:p>1,54664758318435E+298</text:p>
          </table:table-cell>
          <table:table-cell table:formula="of:=POWER(2*[.F10];[.$B$8])" office:value-type="float" office:value="1.29885793522039E+299" calcext:value-type="float">
            <text:p>1,29885793522039E+299</text:p>
          </table:table-cell>
          <table:table-cell/>
        </table:table-row>
        <table:table-row table:style-name="ro1">
          <table:table-cell/>
          <table:table-cell table:formula="of:=POWER([.B10]*[.B10];[.$B$8])" office:value-type="float" office:value="7.88860905221012E+069" calcext:value-type="float">
            <text:p>7,88860905221012E+06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meg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HS (epsilon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/>
          <table:table-cell table:formula="of:=[.B7]" office:value-type="float" office:value="0.05" calcext:value-type="float">
            <text:p>0,05</text:p>
          </table:table-cell>
          <table:table-cell table:formula="of:=SQRT(8/[.B10]*LN(4*[.B12]/[.$B$9]))" office:value-type="float" office:value="13.8281614849915" calcext:value-type="float">
            <text:p>13,828161485</text:p>
          </table:table-cell>
          <table:table-cell table:formula="of:=SQRT(8/[.C10]*LN(4*[.C12]/[.$B$9]))" office:value-type="float" office:value="0.114346164920023" calcext:value-type="float">
            <text:p>0,1143461649</text:p>
          </table:table-cell>
          <table:table-cell table:formula="of:=SQRT(8/[.D10]*LN(4*[.D12]/[.$B$9]))" office:value-type="float" office:value="0.111906282702609" calcext:value-type="float">
            <text:p>0,1119062827</text:p>
          </table:table-cell>
          <table:table-cell table:formula="of:=SQRT(8/[.E10]*LN(4*[.E12]/[.$B$9]))" office:value-type="float" office:value="0.109622948572224" calcext:value-type="float">
            <text:p>0,1096229486</text:p>
          </table:table-cell>
          <table:table-cell table:formula="of:=SQRT(8/[.F10]*LN(4*[.F12]/[.$B$9]))" office:value-type="float" office:value="0.107479955868282" calcext:value-type="float">
            <text:p>0,1074799559</text:p>
          </table:table-cell>
        </table:table-row>
        <table:table-row table:style-name="ro1">
          <table:table-cell table:number-columns-repeated="2"/>
          <table:table-cell table:formula="of:=[.$B$17]-[.C17]" office:value-type="float" office:value="-13.7781614849915" calcext:value-type="float">
            <text:p>-13,778161485</text:p>
          </table:table-cell>
          <table:table-cell table:formula="of:=[.$B$17]-[.D17]" office:value-type="float" office:value="-0.0643461649200231" calcext:value-type="float">
            <text:p>-0,0643461649</text:p>
          </table:table-cell>
          <table:table-cell table:formula="of:=[.$B$17]-[.E17]" office:value-type="float" office:value="-0.061906282702609" calcext:value-type="float">
            <text:p>-0,0619062827</text:p>
          </table:table-cell>
          <table:table-cell table:formula="of:=[.$B$17]-[.F17]" office:value-type="float" office:value="-0.0596229485722238" calcext:value-type="float">
            <text:p>-0,0596229486</text:p>
          </table:table-cell>
          <table:table-cell table:formula="of:=[.$B$17]-[.G17]" office:value-type="float" office:value="-0.0574799558682823" calcext:value-type="float">
            <text:p>-0,057479955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formula="of:=SQRT(2*LN(2*[.B10]*[.B11])/[.B10])+SQRT(2/[.B10]*LN(1/[.B9])+1/[.B10])" office:value-type="float" office:value="6.9366052623113" calcext:value-type="float">
            <text:p>6,93660526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SQRT(1/[.B10]*(2*[.D21]+LN(6*[.B12]/[.B9])))" office:value-type="float" office:value="5.10170062611448" calcext:value-type="float">
            <text:p>5,1017006261</text:p>
          </table:table-cell>
          <table:table-cell office:value-type="float" office:value="5.11" calcext:value-type="float">
            <text:p>5,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formula="of:=SQRT(1/2/[.B10]*(4*[.D23]*(1+[.D23])+LN(4*[.B13]/[.B9])))" office:value-type="float" office:value="5.55270940963134" calcext:value-type="float">
            <text:p>5,55270940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.5" calcext:value-type="float">
            <text:p>5,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 for high N </text:p>
          </table:table-cell>
          <table:table-cell table:style-name="ce1" table:formula="of:=SQRT(1/2/[.B10]*(4*[.D23]*(1+[.D23])+LN(4/[.B9])+2*[.B8]*LN([.B10])))" office:value-type="float" office:value="5.55270940963134" calcext:value-type="float">
            <text:p>5,552709409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6:21:00.611593188</meta:creation-date>
    <dc:date>2016-10-18T17:34:06.878176449</dc:date>
    <meta:editing-duration>PT12M25S</meta:editing-duration>
    <meta:editing-cycles>1</meta:editing-cycles>
    <meta:document-statistic meta:table-count="1" meta:cell-count="58" meta:object-count="0"/>
    <meta:generator>LibreOffice/5.0.6.2$Linux_X86_64 LibreOffice_project/00$Build-2</meta:generator>
  </office:meta>
</office:document-meta>
</file>